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2182ac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officeooo:paragraph-rsid="002182ac"/>
    </style:style>
    <style:style style:name="P4" style:family="paragraph" style:parent-style-name="Standard">
      <style:paragraph-properties fo:text-align="start" style:justify-single-word="false"/>
      <style:text-properties officeooo:paragraph-rsid="001c00c7"/>
    </style:style>
    <style:style style:name="P5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67e1b" officeooo:paragraph-rsid="00167e1b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9a7b2" officeooo:paragraph-rsid="0019a7b2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aa0c3" officeooo:paragraph-rsid="001aa0c3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c00c7" officeooo:paragraph-rsid="001c00c7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paragraph-rsid="001e98b9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e98b9" officeooo:paragraph-rsid="001e98b9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officeooo:rsid="001c00c7" officeooo:paragraph-rsid="001c00c7"/>
    </style:style>
    <style:style style:name="P13" style:family="paragraph" style:parent-style-name="Normal_20__28_Web_29_">
      <style:paragraph-properties fo:margin-left="0cm" fo:margin-right="0cm" fo:margin-top="0.494cm" fo:margin-bottom="0.494cm" style:contextual-spacing="false" fo:keep-together="auto" fo:orphans="2" fo:widows="2" fo:text-indent="0cm" style:auto-text-indent="false" fo:keep-with-next="auto" text:number-lines="true" text:line-number="0"/>
      <style:text-properties officeooo:paragraph-rsid="001c00c7"/>
    </style:style>
    <style:style style:name="P14" style:family="paragraph" style:parent-style-name="Normal_20__28_Web_29_" style:list-style-name="WWNum5">
      <style:paragraph-properties fo:margin-left="0.212cm" fo:margin-right="0cm" fo:margin-top="0.494cm" fo:margin-bottom="0cm" style:contextual-spacing="false" fo:keep-together="auto" fo:orphans="2" fo:widows="2" fo:text-indent="0cm" style:auto-text-indent="false" fo:keep-with-next="auto" text:number-lines="true" text:line-number="0"/>
      <style:text-properties officeooo:paragraph-rsid="001c00c7"/>
    </style:style>
    <style:style style:name="P15" style:family="paragraph" style:parent-style-name="Normal_20__28_Web_29_" style:list-style-name="WWNum5" style:master-page-name="">
      <loext:graphic-properties draw:fill="none"/>
      <style:paragraph-properties fo:margin-left="0.199cm" fo:margin-right="0cm" fo:margin-top="0cm" fo:margin-bottom="0.494cm" style:contextual-spacing="false" fo:text-align="start" style:justify-single-word="false" fo:keep-together="auto" fo:orphans="2" fo:widows="2" fo:text-indent="0cm" style:auto-text-indent="false" style:page-number="auto" fo:background-color="transparent" fo:keep-with-next="auto" text:number-lines="true" text:line-number="0"/>
      <style:text-properties officeooo:paragraph-rsid="001c00c7"/>
    </style:style>
    <style:style style:name="P16" style:family="paragraph" style:parent-style-name="Normal_20__28_Web_29_">
      <style:paragraph-properties fo:margin-top="0.494cm" fo:margin-bottom="0.494cm" style:contextual-spacing="false" fo:keep-together="auto" fo:orphans="2" fo:widows="2" fo:keep-with-next="auto" text:number-lines="true" text:line-number="0"/>
      <style:text-properties officeooo:paragraph-rsid="001c00c7"/>
    </style:style>
    <style:style style:name="P17" style:family="paragraph" style:parent-style-name="Normal_20__28_Web_29_" style:list-style-name="WWNum6">
      <style:paragraph-properties fo:margin-left="0cm" fo:margin-right="0cm" fo:margin-top="0.494cm" fo:margin-bottom="0cm" style:contextual-spacing="false" fo:keep-together="auto" fo:orphans="2" fo:widows="2" fo:keep-with-next="auto" text:number-lines="true" text:line-number="0"/>
      <style:text-properties officeooo:paragraph-rsid="001c00c7"/>
    </style:style>
    <style:style style:name="P18" style:family="paragraph" style:parent-style-name="Normal_20__28_Web_29_">
      <style:paragraph-properties fo:margin-left="0cm" fo:margin-right="0cm" fo:margin-top="0.494cm" fo:margin-bottom="0cm" style:contextual-spacing="false" fo:orphans="2" fo:widows="2" text:number-lines="true" text:line-number="0"/>
      <style:text-properties officeooo:paragraph-rsid="001c00c7"/>
    </style:style>
    <style:style style:name="P19" style:family="paragraph" style:parent-style-name="Normal_20__28_Web_29_">
      <style:paragraph-properties fo:margin-left="0cm" fo:margin-right="0cm" fo:margin-top="0.494cm" fo:margin-bottom="0.494cm" style:contextual-spacing="false" fo:orphans="2" fo:widows="2" fo:text-indent="0cm" style:auto-text-indent="false" text:number-lines="true" text:line-number="0"/>
      <style:text-properties officeooo:paragraph-rsid="001c00c7"/>
    </style:style>
    <style:style style:name="P20" style:family="paragraph" style:parent-style-name="Normal_20__28_Web_29_">
      <style:paragraph-properties fo:margin-left="0cm" fo:margin-right="0cm" fo:margin-top="0.494cm" fo:margin-bottom="0.494cm" style:contextual-spacing="false" fo:orphans="2" fo:widows="2" fo:text-indent="0cm" style:auto-text-indent="false" text:number-lines="true" text:line-number="0"/>
      <style:text-properties officeooo:paragraph-rsid="00204919"/>
    </style:style>
    <style:style style:name="P21" style:family="paragraph" style:parent-style-name="Normal_20__28_Web_29_">
      <style:paragraph-properties fo:margin-left="0cm" fo:margin-right="0cm" fo:margin-top="0.494cm" fo:margin-bottom="0.494cm" style:contextual-spacing="false" fo:orphans="2" fo:widows="2" fo:text-indent="0cm" style:auto-text-indent="false" text:number-lines="true" text:line-number="0"/>
      <style:text-properties officeooo:paragraph-rsid="00236518"/>
    </style:style>
    <style:style style:name="P22" style:family="paragraph" style:parent-style-name="Normal_20__28_Web_29_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text:number-lines="true" text:line-number="0"/>
      <style:text-properties officeooo:paragraph-rsid="0027dc9d"/>
    </style:style>
    <style:style style:name="P23" style:family="paragraph" style:parent-style-name="Normal_20__28_Web_29_">
      <style:paragraph-properties fo:margin-top="0.494cm" fo:margin-bottom="0.494cm" style:contextual-spacing="false" fo:keep-together="auto" fo:orphans="2" fo:widows="2" fo:keep-with-next="auto" text:number-lines="true" text:line-number="0"/>
      <style:text-properties officeooo:paragraph-rsid="0027dc9d"/>
    </style:style>
    <style:style style:name="P24" style:family="paragraph" style:parent-style-name="Normal_20__28_Web_29_">
      <style:paragraph-properties fo:margin-left="0cm" fo:margin-right="0cm" fo:margin-top="0.494cm" fo:margin-bottom="0.494cm" style:contextual-spacing="false" fo:orphans="2" fo:widows="2" fo:text-indent="0cm" style:auto-text-indent="false" text:number-lines="true" text:line-number="0"/>
      <style:text-properties officeooo:paragraph-rsid="0023fe8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28e1e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language-asian="zh" style:country-asian="CN" style:font-size-complex="14pt"/>
    </style:style>
    <style:style style:name="T5" style:family="text">
      <style:text-properties fo:font-size="15pt" officeooo:rsid="00154d0b" style:font-size-asian="15pt" style:font-size-complex="15pt"/>
    </style:style>
    <style:style style:name="T6" style:family="text">
      <style:text-properties officeooo:rsid="001e98b9"/>
    </style:style>
    <style:style style:name="T7" style:family="text">
      <style:text-properties fo:font-size="16pt" style:font-size-asian="16pt" style:language-asian="zh" style:country-asian="CN" style:font-size-complex="16pt"/>
    </style:style>
    <style:style style:name="T8" style:family="text">
      <style:text-properties fo:font-size="14pt" style:font-size-asian="14pt" style:language-asian="zh" style:country-asian="CN" style:font-size-complex="14pt"/>
    </style:style>
    <style:style style:name="T9" style:family="text">
      <style:text-properties fo:font-size="16pt" officeooo:rsid="001cdd21" style:font-size-asian="16pt" style:language-asian="zh" style:country-asian="CN" style:font-size-complex="16pt"/>
    </style:style>
    <style:style style:name="T10" style:family="text">
      <style:text-properties fo:font-size="14pt" fo:language="en" fo:country="US" officeooo:rsid="001cdd21" style:font-size-asian="14pt" style:language-asian="zh" style:country-asian="CN" style:font-size-complex="14pt"/>
    </style:style>
    <style:style style:name="T11" style:family="text">
      <style:text-properties officeooo:rsid="001cdd21"/>
    </style:style>
    <style:style style:name="T12" style:family="text">
      <style:text-properties fo:font-size="14pt" officeooo:rsid="001cdd21" style:font-size-asian="14pt" style:font-size-complex="14pt"/>
    </style:style>
    <style:style style:name="T13" style:family="text">
      <style:text-properties fo:font-size="16pt" officeooo:rsid="00204919" style:font-size-asian="16pt" style:language-asian="zh" style:country-asian="CN" style:font-size-complex="16pt"/>
    </style:style>
    <style:style style:name="T14" style:family="text">
      <style:text-properties fo:font-size="16pt" officeooo:rsid="00236518" style:font-size-asian="16pt" style:language-asian="zh" style:country-asian="CN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23fe8e" style:font-size-asian="16pt" style:language-asian="zh" style:country-asian="CN" style:font-size-complex="16pt"/>
    </style:style>
    <style:style style:name="T17" style:family="text">
      <style:text-properties fo:font-size="16pt" officeooo:rsid="0024205a" style:font-size-asian="16pt" style:language-asian="zh" style:country-asian="CN" style:font-size-complex="16pt"/>
    </style:style>
    <style:style style:name="T18" style:family="text">
      <style:text-properties fo:font-size="16pt" officeooo:rsid="00243332" style:font-size-asian="16pt" style:language-asian="zh" style:country-asian="CN" style:font-size-complex="16pt"/>
    </style:style>
    <style:style style:name="T19" style:family="text">
      <style:text-properties fo:font-size="18pt" style:font-size-asian="18pt" style:language-asian="zh" style:country-asian="CN" style:font-size-complex="18pt"/>
    </style:style>
    <style:style style:name="T20" style:family="text">
      <style:text-properties fo:font-size="14pt" officeooo:rsid="0024205a" style:font-size-asian="14pt" style:language-asian="zh" style:country-asian="CN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《基于QtQuick开发的音乐播放器》</text:p>
      <text:p text:style-name="P1"/>
      <text:p text:style-name="P2"><text:tab/>该项目为类网易云的音乐播放器，基本功能要求能够实现本地音乐的导入播放，音乐的播放列表，对音乐的解析（封面，歌词）内容的显示，实现“我喜欢”“歌单”“播放历史”功能，拓展功能要求能通过网易云api实现音乐的搜索播放，网络歌词的显示，获取网络的热门歌曲。</text:p>
      <text:p text:style-name="P3"><text:line-break/><text:line-break/><text:span text:style-name="T1">技术：C</text:span><text:span text:style-name="T2">++，QML，JavaScript，</text:span><text:span text:style-name="T1">QtMultimedia</text:span></text:p>
      <text:p text:style-name="P4"><text:span text:style-name="T1">IDE：QtCreator</text:span><text:line-break/><text:line-break/><text:span text:style-name="T1">需求分析：</text:span></text:p>
      <text:p text:style-name="P4"/>
      <text:p text:style-name="P4"><text:span text:style-name="T3">一、</text:span><text:span text:style-name="T4">功能性需求</text:span><text:line-break/><text:line-break/><text:span text:style-name="T5">1、</text:span><text:span text:style-name="T1">本地播放：需要能够从本地导入歌曲，并在播放列表中显示，对所有导入的歌曲，均可以一一点击播放。</text:span></text:p>
      <text:p text:style-name="P5"/>
      <text:p text:style-name="P6">2、播放列表：要求可以显示每一首歌的序号（在列表中的排名）、歌名、歌手、专辑和对该而歌曲的操作（播放、删除、喜欢），用户在点击喜欢时，将该歌曲的信息加入到喜欢模块中，点击删除将该歌曲从列表中删除，点击播放时，调用播放功能，实现对该歌曲的播放。</text:p>
      <text:p text:style-name="P6"/>
      <text:p text:style-name="P6">3、播放历史：要求每首点击播放的歌曲都能够在播放历史里找到，并且可以播放 ，可以对列表中的歌曲添加“喜欢”功能，可以删除列表中的歌曲。</text:p>
      <text:p text:style-name="P6"/>
      <text:p text:style-name="P7">4、我喜欢功能：对于喜欢的一首歌曲，可以点击“喜欢”，然后将歌曲存入“我喜欢的”模块中，用户可以在这里面找到自己喜欢的歌曲，并可以播放，对“我喜欢”的播放列表可以实现增删功能。</text:p>
      <text:p text:style-name="P7"/>
      <text:p text:style-name="P8">5、我的歌单：要求可以用户自己创建歌单，并导入歌曲，用户可以在自己创建的多个歌单中任意切换，并播放歌单中的歌曲，可以对歌单实现增删功能，对歌单中的每首歌曲实现增删功能。</text:p>
      <text:p text:style-name="P8"/>
      <text:p text:style-name="P8"><text:soft-page-break/>6、推荐内容：从网络api中导入网易云的推荐内容，包括了主业的轮播图，热门的歌单的显示，新歌推荐，要求对歌单和专辑可以点击进入查看歌曲列表，然后播放歌曲，新歌可以直接点击播放。</text:p>
      <text:p text:style-name="P8"/>
      <text:p text:style-name="P9">7、搜索歌曲：可以搜索网络歌曲，将搜索的歌曲显示在播放列表显示，可以点击播放。</text:p>
      <text:p text:style-name="P9"/>
      <text:p text:style-name="P9">8、歌词显示功能：要求可以实现网络歌曲和本地歌曲的歌词显示，并与歌曲的进度条同步显示，要求可以想网易云一样点击播放条的封面可以进入歌词界面，显示歌词。</text:p>
      <text:p text:style-name="P9"/>
      <text:p text:style-name="P10"><text:span text:style-name="T6">9、播放控制：</text:span>播放、暂停、上一首、下一首、进度条拖动，显示封面、播放进度、总时长/当前时长，播放模式的选择（随机播放、单曲循环、顺序循环）</text:p>
      <text:p text:style-name="P11"/>
      <text:p text:style-name="P12"/>
      <text:p text:style-name="P13" loext:marker-style-name="T7"><text:span text:style-name="T3">二、</text:span><text:span text:style-name="T8">非功能性需求</text:span><text:span text:style-name="T7"><text:line-break/><text:line-break/></text:span><text:span text:style-name="T9">1、</text:span><text:span text:style-name="T4">可用性 <text:s text:c="2"/></text:span></text:p>
      <text:list text:style-name="WWNum5">
        <text:list-header>
          <text:p text:style-name="P14" loext:marker-style-name="T4"><text:span text:style-name="T10">+</text:span><text:span text:style-name="T4">界面交互简单，便于用户上手操作</text:span></text:p>
          <text:p text:style-name="P15" loext:marker-style-name="T4"><text:span text:style-name="T11">+</text:span>网络配置简单不需要用户过多的自己操作</text:p>
        </text:list-header>
      </text:list>
      <text:p text:style-name="P16" loext:marker-style-name="T4"><text:span text:style-name="T10">2、</text:span><text:span text:style-name="T4">可维护性</text:span></text:p>
      <text:list text:style-name="WWNum6">
        <text:list-header>
          <text:p text:style-name="P17" loext:marker-style-name="T3"><text:span text:style-name="T12">+</text:span><text:span text:style-name="T3">系统模块化设计，便于扩展功能和维护。</text:span></text:p>
        </text:list-header>
      </text:list>
      <text:p text:style-name="P18" loext:marker-style-name="T3"><text:span text:style-name="T3"/></text:p>
      <text:p text:style-name="P19" loext:marker-style-name="T7"><text:span text:style-name="T7">模块设计</text:span></text:p>
      <text:p text:style-name="P20" loext:marker-style-name="T7"><text:span text:style-name="T7">DetailFavoritePageView<text:tab/><text:tab/><text:tab/>我喜欢模块<text:line-break/>DetailHistoryPageView<text:tab/><text:tab/><text:tab/>播放历史模块<text:line-break/>DetailLocalPageView<text:tab/><text:tab/><text:tab/><text:tab/>本地播放模块<text:line-break/></text:span><text:soft-page-break/><text:span text:style-name="T7">DetailMyPlayListPageView<text:tab/><text:tab/>我的歌单功能模块<text:line-break/>DetailPlayListPageView<text:tab/><text:tab/><text:tab/>网络歌单模块<text:line-break/>DetailRecommendPageView<text:tab/><text:tab/>网络推荐歌曲模块<text:line-break/>DetailSearchPageView<text:tab/><text:tab/><text:tab/>搜索歌曲模块<text:line-break/>LayoutBottomView<text:tab/><text:tab/><text:tab/><text:tab/>底部歌曲显示模块<text:line-break/>MusicBannerView<text:tab/><text:tab/><text:tab/><text:tab/>轮播图模块<text:line-break/>MusicGridHotView<text:tab/><text:tab/><text:tab/><text:tab/>热门歌单网格视图组件<text:line-break/>MusicGridLatestView<text:tab/><text:tab/><text:tab/>最新歌曲网格视图组件<text:line-break/>MusicListView<text:tab/><text:tab/><text:tab/><text:tab/><text:tab/>播放列表模块</text:span><text:span text:style-name="T13"><text:line-break/>MusicLyricView<text:tab/><text:tab/><text:tab/><text:tab/>歌词显示模块<text:line-break/><text:line-break/>fileio <text:line-break/>filemetareader<text:tab/><text:tab/><text:tab/><text:tab/><text:tab/>本地音乐解析<text:line-break/>startAPIServer<text:tab/><text:tab/><text:tab/><text:tab/><text:tab/>打包启动api服务<text:line-break/>httputils<text:tab/><text:tab/><text:tab/><text:tab/><text:tab/><text:tab/>api导入<text:line-break/><text:line-break/><text:line-break/></text:span></text:p>
      <text:p text:style-name="P21" loext:marker-style-name="T7"><text:span text:style-name="T13">交互流程示意：<text:line-break/><text:line-break/></text:span><text:span text:style-name="T14">1、</text:span><text:span text:style-name="T13">导入本地歌曲：<text:line-break/><text:tab/> </text:span><text:span text:style-name="T14">用户点击添加本地歌曲，选择需要添加的本地歌曲，然后导入播放列表，调用MusicListView来显示歌曲，用户可以点击播放，喜欢，删除操作，点击播放后调用playLocalMusic函数播放歌曲，点击喜欢则添加该歌曲到我喜欢的模块中，点击删除将歌曲从列表中删除。</text:span></text:p>
      <text:p text:style-name="P22" loext:marker-style-name="T7"><text:span text:style-name="T14">2、搜索功能：<text:line-break/> 用户输入关键字，点击“搜索”，调用doSearch，发送请求至网易云 API，</text:span><text:span text:style-name="T15">获取 JSON 数据，解析后传入 </text:span><text:span text:style-name="Source_20_Text"><text:span text:style-name="T15">musicList，再调用</text:span></text:span><text:span text:style-name="Source_20_Text"><text:span text:style-name="T14">MusicListView显示搜索到的歌曲列表，用户可以点击播放。<text:line-break/><text:line-break/></text:span></text:span><text:soft-page-break/><text:span text:style-name="Source_20_Text"><text:span text:style-name="T16">3、推荐内容：<text:line-break/><text:tab/>用户可以点击推荐的专辑，歌单，点击歌单/专辑界面进入详情界面，</text:span></text:span><text:span text:style-name="Source_20_Text"><text:span text:style-name="T14">发送请求至网易云 API，</text:span></text:span><text:span text:style-name="Source_20_Text"><text:span text:style-name="T16">获取 JSON 数据，解析后传入musicList，再调用</text:span></text:span><text:span text:style-name="Source_20_Text"><text:span text:style-name="T14">MusicListView显示搜索到的歌曲列表，用户可以点击播放。<text:line-break/><text:line-break/></text:span></text:span><text:span text:style-name="Source_20_Text"><text:span text:style-name="T17">4、创建歌单：<text:line-break/><text:tab/>用户点击“新建歌单创建歌单”，根据自己喜好创建各种歌单，再点击“添加本地”来将本地音乐导入歌单中，如果不想要，就可以点击“删除歌单”来删除所创建的歌单，对歌单中的歌曲，均调用</text:span></text:span><text:span text:style-name="Source_20_Text"><text:span text:style-name="T14">MusicListView来显示，可以进行MusicListView的操作，如播放删除等。<text:line-break/><text:line-break/></text:span></text:span><text:span text:style-name="Source_20_Text"><text:span text:style-name="T18">5、歌词显示：<text:line-break/><text:tab/>在用户点击播放歌曲时，点击下方的专辑图片，调用模块pageDetailView，再在pageDetailView中调用模块 </text:span></text:span><text:span text:style-name="Source_20_Text"><text:span text:style-name="T13">MusicLyricView模块显示歌词，用户再次点击</text:span></text:span><text:span text:style-name="Source_20_Text"><text:span text:style-name="T18">下方的专辑图片即可实现退出显示模块，回到主页面。 </text:span></text:span></text:p>
      <text:p text:style-name="P23" loext:marker-style-name="T19"><text:span text:style-name="T19">总结</text:span></text:p>
      <text:p text:style-name="P22" loext:marker-style-name="T7"><text:span text:style-name="Source_20_Text"><text:span text:style-name="T20">本文档描述了音乐播放器项目的需求、设计、交互及代码的实现方法，为开发提供了指导。</text:span></text:span><text:span text:style-name="Source_20_Text"><text:span text:style-name="T17"><text:line-break/><text:tab/></text:span></text:span></text:p>
      <text:p text:style-name="P24" loext:marker-style-name="T7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/>
      <style:text-properties fo:font-size="12pt" fo:language="en" fo:country="US" style:letter-kerning="false" style:font-size-asian="12pt" style:language-asian="zh" style:country-asian="CN" style:language-complex="ar" style:country-complex="SA"/>
    </style:style>
    <style:style style:name="ListLabel_20_13" style:display-name="ListLabel 13" style:family="text"/>
    <style:style style:name="ListLabel_20_14" style:display-name="ListLabel 1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3" loext:num-list-format="%1%、" style:num-suffix="、" style:num-format="1">
        <style:list-level-properties text:list-level-position-and-space-mode="label-alignment">
          <style:list-level-label-alignment text:label-followed-by="nothing" fo:margin-left="0.21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4" loext:num-list-format="%1%、" style:num-suffix="、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09:10:53.031139508</meta:creation-date>
    <dc:date>2025-07-04T18:12:14.803352676</dc:date>
    <meta:editing-duration>PT1H39M41S</meta:editing-duration>
    <meta:editing-cycles>7</meta:editing-cycles>
    <meta:generator>LibreOffice/24.8.7.2$Linux_X86_64 LibreOffice_project/480$Build-2</meta:generator>
    <meta:document-statistic meta:table-count="0" meta:image-count="0" meta:object-count="0" meta:page-count="4" meta:paragraph-count="24" meta:word-count="1552" meta:character-count="2141" meta:non-whitespace-character-count="2017"/>
  </office:meta>
</office:document-meta>
</file>